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.5499992370605pt" fo:font-weight="bold" style:font-size-asian="32pt" style:font-weight-asian="bold" style:font-size-complex="36.549999237060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637f5" officeooo:paragraph-rsid="000637f5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7.3999996185303pt" fo:font-weight="bold" officeooo:rsid="000637f5" officeooo:paragraph-rsid="000637f5" style:font-size-asian="24pt" style:font-weight-asian="bold" style:font-size-complex="27.3999996185303pt" style:font-weight-complex="bold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officeooo:rsid="0006ae2d"/>
    </style:style>
    <style:style style:name="T2" style:family="text">
      <style:text-properties officeooo:rsid="00076808"/>
    </style:style>
    <style:style style:name="T3" style:family="text">
      <style:text-properties officeooo:rsid="000844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resso Language Specification</text:p>
      <text:p text:style-name="P1"/>
      <text:p text:style-name="P1"/>
      <text:p text:style-name="P4">Preface</text:p>
      <text:p text:style-name="P3">The language name “Expresso” is coined as a mix of “Espresso” and “expressive”, meaning that it's easy for programmers to write a code in it like you're saying “I can write a code while I'm having a cup of Espresso” and that it's highly expressive.</text:p>
      <text:p text:style-name="P2"/>
      <text:p text:style-name="P2"/>
      <text:p text:style-name="P2"/>
      <text:p text:style-name="P2"/>
      <text:p text:style-name="P2"/>
      <text:p text:style-name="P2"/>
      <text:p text:style-name="P2">In the context of the programming language ”Expresso”, equality and equivalence refer to different concepts. Here are the definitions of the terms.</text:p>
      <text:p text:style-name="P2">Equality:</text:p>
      <text:p text:style-name="P5"><text:span text:style-name="T3">A</text:span>ssume there are objects a and b, <text:s/>and if both are primitive types such as int, long etc. then a and b are considered to be equal when and only when both have the same value. If both a and b are class instances <text:span text:style-name="T1">or struct instances</text:span> then a and b are considered to be equal when and only when both have exactly the same structure <text:span text:style-name="T1">and values in them</text:span>. If a and b are </text:p>
      <text:p text:style-name="P5"/>
      <text:p text:style-name="P6">Equivalence:</text:p>
      <text:p text:style-name="P5"/>
      <text:p text:style-name="P5"/>
      <text:p text:style-name="P5"/>
      <text:p text:style-name="P6">When you define a type, think twice before implementing equality test. That is, whether instances of that class are supposed to be equal based on equality or equivalence.</text:p>
      <text:p text:style-name="P6"/>
      <text:p text:style-name="P6"/>
      <text:p text:style-name="P6">In Expresso, all subroutines reside in a module or a class. We call the former a function and the latter a method. And as such all subroutines in Expresso takes a so-called “this” argument as the first argument. <text:span text:style-name="T2">(Note that the “this” argument is hidden to the programmers as in C, C++, C# etc.)</text:span></text:p>
      <text:p text:style-name="P6"/>
      <text:p text:style-name="P6">The functions and methods in Expresso are first-class objects, which means any functions and methods can be bound to a variable and called in other contexts than the ones in which they are defined(but not every <text:soft-page-break/>context can succeed the call where the call causes a runtime exception if the context is not suitable for the subroutine).</text:p>
      <text:p text:style-name="P6"/>
      <text:p text:style-name="P6">Since Expresso is a strongly-typed programming language, variables bound to function objects , too, have types and they are defined like the function signatu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akaoPMincho" fo:font-size="12pt" fo:language="en" fo:country="US" style:letter-kerning="true" style:font-name-asian="TakaoPGothic1" style:font-size-asian="10.5pt" style:language-asian="ja" style:country-asian="JP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en" fo:country="US" style:letter-kerning="true" style:font-name-asian="TakaoPGothic1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kaoPGothic" fo:font-family="TakaoPGothic" style:font-family-generic="swiss" style:font-pitch="variable" fo:font-size="14pt" style:font-name-asian="TakaoPGothic1" style:font-family-asian="TakaoPGothic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outa </meta:initial-creator>
    <meta:creation-date>2012-12-30T15:31:24</meta:creation-date>
    <dc:date>2014-07-16T00:05:33.442108886</dc:date>
    <meta:editing-duration>PT9H58M25S</meta:editing-duration>
    <meta:editing-cycles>7</meta:editing-cycles>
    <meta:generator>LibreOffice/4.2.4.2$Linux_X86_64 LibreOffice_project/420m0$Build-2</meta:generator>
    <meta:document-statistic meta:table-count="0" meta:image-count="0" meta:object-count="0" meta:page-count="2" meta:paragraph-count="11" meta:word-count="311" meta:character-count="1774" meta:non-whitespace-character-count="1471"/>
  </office:meta>
</office:document-meta>
</file>